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ix Technologie de Stockage :</text:p>
      <text:p text:style-name="Standard"/>
      <text:p text:style-name="Standard">SAN pour VM / Bases de données / Mails // Highly scalable but costly</text:p>
      <text:p text:style-name="Standard">NAS pour Partage de Fichiers // scalability limited but budget friendly</text:p>
      <text:p text:style-name="Standard">Tape recorder pour sauvegardes et Archives // cold storage long term storage (over 20 years certified) and scalable</text:p>
      <text:p text:style-name="Standard"/>
      <text:p text:style-name="Standard"/>
      <text:p text:style-name="Standard"/>
      <text:p text:style-name="Standard"/>
      <text:p text:style-name="P2">Choix du Matériel</text:p>
      <text:p text:style-name="Standard"/>
      <text:p text:style-name="P1">SAN</text:p>
      <text:p text:style-name="Standard"/>
      <text:p text:style-name="Standard">SAN : <text:tab/><text:tab/><text:tab/>HPE MSA2060 <text:tab/>6000€ X2</text:p>
      <text:p text:style-name="Standard">Switch Optique : <text:tab/>HPE SN 6010C <text:tab/>5000€ X2</text:p>
      <text:p text:style-name="Standard">SSD usage intensif : <text:tab/><text:tab/><text:tab/><text:tab/>1000€/Unit X10(/SAN) X2</text:p>
      <text:p text:style-name="Standard">Fibre optique<text:tab/><text:tab/><text:tab/><text:tab/><text:tab/>60€ X10</text:p>
      <text:p text:style-name="Standard">connecteur SPF<text:tab/><text:tab/><text:tab/><text:tab/>100€ X10</text:p>
      <text:p text:style-name="Standard"/>
      <text:p text:style-name="Standard"/>
      <text:p text:style-name="P1">NAS</text:p>
      <text:p text:style-name="Standard"/>
      <text:p text:style-name="Standard">NAS : <text:tab/><text:tab/>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SSD SATA <text:tab/>WD Red SA500 SATA 4TB<text:tab/><text:tab/><text:tab/>300€ X8</text:p>
      <text:p text:style-name="Standard"/>
      <text:p text:style-name="P2">optionnel </text:p>
      <text:p text:style-name="Standard">NAS HDD : 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HDD SATA <text:tab/>WD Red hdd 22TB<text:tab/><text:tab/><text:tab/><text:tab/>420€ X8</text:p>
      <text:p text:style-name="Standard"/>
      <text:p text:style-name="Standard"/>
      <text:p text:style-name="P1">LTO</text:p>
      <text:p text:style-name="P3"/>
      <text:p text:style-name="P3">HPE StoreEver Library MSL3040 (40 slots)<text:tab/><text:tab/><text:tab/>4500€</text:p>
      <text:p text:style-name="P3">HPE StoreEver MSL LTO-9 ultrium (fibre channel) 12GB/S<text:tab/>7000€</text:p>
      <text:p text:style-name="P3">LTO-9 Tape (18TB/45TB) <text:tab/><text:tab/><text:tab/><text:tab/><text:tab/><text:tab/>100€ X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5S</meta:editing-duration>
    <meta:editing-cycles>3</meta:editing-cycles>
    <meta:generator>OpenOffice/4.1.8$Win32 OpenOffice.org_project/418m3$Build-9803</meta:generator>
    <dc:date>2024-02-14T15:17:38.28</dc:date>
    <meta:document-statistic meta:table-count="0" meta:image-count="0" meta:object-count="0" meta:page-count="1" meta:paragraph-count="23" meta:word-count="157" meta:character-count="894"/>
    <dc:creator>Thierry Corlieto</dc:creator>
    <meta:user-defined meta:name="Info 1"/>
    <meta:user-defined meta:name="Info 2"/>
    <meta:user-defined meta:name="Info 3"/>
    <meta:user-defined meta:name="Info 4"/>
  </office:meta>
</office:document-meta>
</file>